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4980*"/>
    </style:style>
    <style:style style:name="Table1.B" style:family="table-column">
      <style:table-column-properties style:column-width="3.4639in" style:rel-column-width="498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booked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7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50% of the passenger ticket amount.</text:p>
            <text:p text:style-name="Table_20_Contents"/>
            <text:p text:style-name="Table_20_Contents">Example – If single ticket was of R 1000, User should get an refund of Rs 500.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5.83</meta:creation-date>
    <dc:date>2017-10-09T13:43:18.45</dc:date>
    <dc:creator>Rajat Jain</dc:creator>
    <meta:editing-duration>PT20M9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7" meta:character-count="1020"/>
  </office:meta>
</office:document-meta>
</file>